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82b41" officeooo:paragraph-rsid="00282b41" style:text-blinking="false" style:font-size-asian="13pt" style:font-size-complex="13pt"/>
    </style:style>
    <style:style style:name="P2" style:family="paragraph" style:parent-style-name="Standard">
      <style:text-properties fo:color="#000000" style:font-name="Liberation Sans" fo:font-size="13pt" officeooo:rsid="001970a5" officeooo:paragraph-rsid="001970a5" style:font-size-asian="13pt" style:font-size-complex="13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a39df" officeooo:paragraph-rsid="002a39df" style:text-blinking="false" style:font-size-asian="13pt" style:font-size-complex="13pt"/>
    </style:style>
    <style:style style:name="P4" style:family="paragraph" style:parent-style-name="Heading_20_1">
      <style:paragraph-properties fo:text-align="center" style:justify-single-word="false"/>
      <style:text-properties fo:color="#000000" style:font-name="Liberation Sans" fo:font-size="13pt" fo:font-weight="normal" officeooo:rsid="001970a5" style:font-size-asian="13pt" style:font-weight-asian="normal" style:font-size-complex="13pt" style:font-weight-complex="normal"/>
    </style:style>
    <style:style style:name="T1" style:family="text">
      <style:text-properties officeooo:rsid="002a3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esson Ideas <text:span text:style-name="T1">Spelling</text:span></text:h>
      <text:p text:style-name="P2"/>
      <text:p text:style-name="P3">1.<text:tab/>Separate phonic words from sight words.</text:p>
      <text:p text:style-name="P3">2.<text:tab/>Separate prefixes and suffixes from base word.</text:p>
      <text:p text:style-name="P3">3.<text:tab/>Meaning of prefixes and suffixes.</text:p>
      <text:p text:style-name="P3">4.<text:tab/>Spelling rules.</text:p>
      <text:p text:style-name="P3">5.<text:tab/>Difference in English and American spelling of same word and history of the change.</text:p>
      <text:p text:style-name="P3">6.<text:tab/>Concept of phonic.</text:p>
      <text:p text:style-name="P3">7.<text:tab/>Phonic elements.</text:p>
      <text:p text:style-name="P3">8.<text:tab/>Contrast with other languages that are pure phonic such as Japanese.</text:p>
      <text:p text:style-name="P3">9.<text:tab/>Contrast with pictograph spelling in languages such as Chinese and how people using different languages can use the same pictograph for the same meaning but associate it with a totally different sound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1" style:font-size-asian="10.5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1" style:font-size-asian="10.5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05:32:22</meta:creation-date>
    <dc:date>2016-01-08T05:56:27.073181453</dc:date>
    <meta:editing-duration>P8DT5H7M43S</meta:editing-duration>
    <meta:editing-cycles>12</meta:editing-cycles>
    <meta:generator>LibreOffice/5.0.3.2$Linux_X86_64 LibreOffice_project/00m0$Build-2</meta:generator>
    <meta:document-statistic meta:table-count="0" meta:image-count="0" meta:object-count="0" meta:page-count="1" meta:paragraph-count="10" meta:word-count="94" meta:character-count="567" meta:non-whitespace-character-count="483"/>
  </office:meta>
</office:document-meta>
</file>